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55.05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22.59pt"/>
    </style:style>
    <style:style style:name="co13" style:family="table-column">
      <style:table-column-properties fo:break-before="auto" style:column-width="30.36pt"/>
    </style:style>
    <style:style style:name="co14" style:family="table-column">
      <style:table-column-properties fo:break-before="auto" style:column-width="60.4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res4=1_outpu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visibility="filter">
          <table:table-cell office:value-type="string" calcext:value-type="string">
            <text:p>jpi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i3</text:p>
          </table:table-cell>
          <table:table-cell office:value-type="string" calcext:value-type="string">
            <text:p>jpi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order</text:p>
          </table:table-cell>
          <table:table-cell table:number-columns-repeated="11"/>
          <table:table-cell table:style-name="ce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3]));[.D3])" office:value-type="float" office:value="2.31091" calcext:value-type="float">
            <text:p>2.3109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1091" calcext:value-type="float">
            <text:p>2.31091</text:p>
          </table:table-cell>
          <table:table-cell table:number-columns-repeated="2"/>
          <table:table-cell table:style-name="ce2" table:formula="of:=IF(ISODD(ROW([.D4]));[.D4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5]));[.D5])" office:value-type="float" office:value="2.08202" calcext:value-type="float">
            <text:p>2.0820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8202" calcext:value-type="float">
            <text:p>2.08202</text:p>
          </table:table-cell>
          <table:table-cell table:number-columns-repeated="2"/>
          <table:table-cell table:style-name="ce2" table:formula="of:=IF(ISODD(ROW([.D6]));[.D6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7]));[.D7])" office:value-type="float" office:value="1.93514" calcext:value-type="float">
            <text:p>1.9351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514" calcext:value-type="float">
            <text:p>1.93514</text:p>
          </table:table-cell>
          <table:table-cell table:number-columns-repeated="2"/>
          <table:table-cell table:style-name="ce2" table:formula="of:=IF(ISODD(ROW([.D8]));[.D8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9]));[.D9])" office:value-type="float" office:value="2.13814" calcext:value-type="float">
            <text:p>2.1381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3814" calcext:value-type="float">
            <text:p>2.13814</text:p>
          </table:table-cell>
          <table:table-cell table:number-columns-repeated="2"/>
          <table:table-cell table:style-name="ce2" table:formula="of:=IF(ISODD(ROW([.D10]));[.D10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1]));[.D11])" office:value-type="float" office:value="2.07165" calcext:value-type="float">
            <text:p>2.0716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165" calcext:value-type="float">
            <text:p>2.07165</text:p>
          </table:table-cell>
          <table:table-cell table:number-columns-repeated="2"/>
          <table:table-cell table:style-name="ce2" table:formula="of:=IF(ISODD(ROW([.D12]));[.D12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3]));[.D13])" office:value-type="float" office:value="1.93414" calcext:value-type="float">
            <text:p>1.9341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414" calcext:value-type="float">
            <text:p>1.93414</text:p>
          </table:table-cell>
          <table:table-cell table:number-columns-repeated="2"/>
          <table:table-cell table:style-name="ce2" table:formula="of:=IF(ISODD(ROW([.D14]));[.D14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5]));[.D15])" office:value-type="float" office:value="2.07225" calcext:value-type="float">
            <text:p>2.0722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225" calcext:value-type="float">
            <text:p>2.07225</text:p>
          </table:table-cell>
          <table:table-cell table:number-columns-repeated="2"/>
          <table:table-cell table:style-name="ce2" table:formula="of:=IF(ISODD(ROW([.D16]));[.D16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7]));[.D17])" office:value-type="float" office:value="1.93403" calcext:value-type="float">
            <text:p>1.9340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403" calcext:value-type="float">
            <text:p>1.93403</text:p>
          </table:table-cell>
          <table:table-cell table:number-columns-repeated="2"/>
          <table:table-cell table:style-name="ce2" table:formula="of:=IF(ISODD(ROW([.D18]));[.D18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9]));[.D19])" office:value-type="float" office:value="1.93472" calcext:value-type="float">
            <text:p>1.9347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472" calcext:value-type="float">
            <text:p>1.93472</text:p>
          </table:table-cell>
          <table:table-cell table:number-columns-repeated="2"/>
          <table:table-cell table:style-name="ce2" table:formula="of:=IF(ISODD(ROW([.D20]));[.D20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21]));[.D21])" office:value-type="float" office:value="2.28851" calcext:value-type="float">
            <text:p>2.2885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8851" calcext:value-type="float">
            <text:p>2.28851</text:p>
          </table:table-cell>
          <table:table-cell table:number-columns-repeated="2"/>
          <table:table-cell table:style-name="ce2" table:formula="of:=IF(ISODD(ROW([.D22]));[.D22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23]));[.D23])" office:value-type="float" office:value="2.09771" calcext:value-type="float">
            <text:p>2.0977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9771" calcext:value-type="float">
            <text:p>2.09771</text:p>
          </table:table-cell>
          <table:table-cell table:number-columns-repeated="2"/>
          <table:table-cell table:style-name="ce2" table:formula="of:=IF(ISODD(ROW([.D24]));[.D24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25]));[.D25])" office:value-type="float" office:value="1.95452" calcext:value-type="float">
            <text:p>1.9545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452" calcext:value-type="float">
            <text:p>1.95452</text:p>
          </table:table-cell>
          <table:table-cell table:number-columns-repeated="2"/>
          <table:table-cell table:style-name="ce2" table:formula="of:=IF(ISODD(ROW([.D26]));[.D26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27]));[.D27])" office:value-type="float" office:value="2.36797" calcext:value-type="float">
            <text:p>2.3679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797" calcext:value-type="float">
            <text:p>2.36797</text:p>
          </table:table-cell>
          <table:table-cell table:number-columns-repeated="2"/>
          <table:table-cell table:style-name="ce2" table:formula="of:=IF(ISODD(ROW([.D28]));[.D28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29]));[.D29])" office:value-type="float" office:value="2.09342" calcext:value-type="float">
            <text:p>2.0934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9342" calcext:value-type="float">
            <text:p>2.09342</text:p>
          </table:table-cell>
          <table:table-cell table:number-columns-repeated="2"/>
          <table:table-cell table:style-name="ce2" table:formula="of:=IF(ISODD(ROW([.D30]));[.D30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31]));[.D31])" office:value-type="float" office:value="1.95394" calcext:value-type="float">
            <text:p>1.9539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394" calcext:value-type="float">
            <text:p>1.95394</text:p>
          </table:table-cell>
          <table:table-cell table:number-columns-repeated="2"/>
          <table:table-cell table:style-name="ce2" table:formula="of:=IF(ISODD(ROW([.D32]));[.D32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33]));[.D33])" office:value-type="float" office:value="2.08434" calcext:value-type="float">
            <text:p>2.0843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8434" calcext:value-type="float">
            <text:p>2.08434</text:p>
          </table:table-cell>
          <table:table-cell table:number-columns-repeated="2"/>
          <table:table-cell table:style-name="ce2" table:formula="of:=IF(ISODD(ROW([.D34]));[.D34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35]));[.D35])" office:value-type="float" office:value="1.95343" calcext:value-type="float">
            <text:p>1.9534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343" calcext:value-type="float">
            <text:p>1.95343</text:p>
          </table:table-cell>
          <table:table-cell table:number-columns-repeated="2"/>
          <table:table-cell table:style-name="ce2" table:formula="of:=IF(ISODD(ROW([.D36]));[.D36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37]));[.D37])" office:value-type="float" office:value="1.9543" calcext:value-type="float">
            <text:p>1.954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43" calcext:value-type="float">
            <text:p>1.9543</text:p>
          </table:table-cell>
          <table:table-cell table:number-columns-repeated="2"/>
          <table:table-cell table:style-name="ce2" table:formula="of:=IF(ISODD(ROW([.D38]));[.D38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39]));[.D39])" office:value-type="float" office:value="1.91998" calcext:value-type="float">
            <text:p>1.9199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998" calcext:value-type="float">
            <text:p>1.91998</text:p>
          </table:table-cell>
          <table:table-cell table:number-columns-repeated="2"/>
          <table:table-cell table:style-name="ce2" table:formula="of:=IF(ISODD(ROW([.D40]));[.D40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41]));[.D41])" office:value-type="float" office:value="1.90828" calcext:value-type="float">
            <text:p>1.9082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828" calcext:value-type="float">
            <text:p>1.90828</text:p>
          </table:table-cell>
          <table:table-cell table:number-columns-repeated="2"/>
          <table:table-cell table:style-name="ce2" table:formula="of:=IF(ISODD(ROW([.D42]));[.D42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43]));[.D43])" office:value-type="float" office:value="1.91402" calcext:value-type="float">
            <text:p>1.9140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402" calcext:value-type="float">
            <text:p>1.91402</text:p>
          </table:table-cell>
          <table:table-cell table:number-columns-repeated="2"/>
          <table:table-cell table:style-name="ce2" table:formula="of:=IF(ISODD(ROW([.D44]));[.D44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45]));[.D45])" office:value-type="float" office:value="1.90751" calcext:value-type="float">
            <text:p>1.9075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751" calcext:value-type="float">
            <text:p>1.90751</text:p>
          </table:table-cell>
          <table:table-cell table:number-columns-repeated="2"/>
          <table:table-cell table:style-name="ce2" table:formula="of:=IF(ISODD(ROW([.D46]));[.D46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47]));[.D47])" office:value-type="float" office:value="1.91254" calcext:value-type="float">
            <text:p>1.9125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254" calcext:value-type="float">
            <text:p>1.91254</text:p>
          </table:table-cell>
          <table:table-cell table:number-columns-repeated="2"/>
          <table:table-cell table:style-name="ce2" table:formula="of:=IF(ISODD(ROW([.D48]));[.D48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49]));[.D49])" office:value-type="float" office:value="1.90727" calcext:value-type="float">
            <text:p>1.9072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727" calcext:value-type="float">
            <text:p>1.90727</text:p>
          </table:table-cell>
          <table:table-cell table:number-columns-repeated="2"/>
          <table:table-cell table:style-name="ce2" table:formula="of:=IF(ISODD(ROW([.D50]));[.D50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51]));[.D51])" office:value-type="float" office:value="1.90789" calcext:value-type="float">
            <text:p>1.9078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789" calcext:value-type="float">
            <text:p>1.90789</text:p>
          </table:table-cell>
          <table:table-cell table:number-columns-repeated="2"/>
          <table:table-cell table:style-name="ce2" table:formula="of:=IF(ISODD(ROW([.D52]));[.D52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53]));[.D53])" office:value-type="float" office:value="1.89889" calcext:value-type="float">
            <text:p>1.8988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889" calcext:value-type="float">
            <text:p>1.89889</text:p>
          </table:table-cell>
          <table:table-cell table:number-columns-repeated="2"/>
          <table:table-cell table:style-name="ce2" table:formula="of:=IF(ISODD(ROW([.D54]));[.D54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55]));[.D55])" office:value-type="float" office:value="1.89809" calcext:value-type="float">
            <text:p>1.8980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809" calcext:value-type="float">
            <text:p>1.89809</text:p>
          </table:table-cell>
          <table:table-cell table:number-columns-repeated="2"/>
          <table:table-cell table:style-name="ce2" table:formula="of:=IF(ISODD(ROW([.D56]));[.D56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57]));[.D57])" office:value-type="float" office:value="1.89817" calcext:value-type="float">
            <text:p>1.8981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817" calcext:value-type="float">
            <text:p>1.89817</text:p>
          </table:table-cell>
          <table:table-cell table:number-columns-repeated="2"/>
          <table:table-cell table:style-name="ce2" table:formula="of:=IF(ISODD(ROW([.D58]));[.D58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59]));[.D59])" office:value-type="float" office:value="1.89868" calcext:value-type="float">
            <text:p>1.8986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868" calcext:value-type="float">
            <text:p>1.89868</text:p>
          </table:table-cell>
          <table:table-cell table:number-columns-repeated="2"/>
          <table:table-cell table:style-name="ce2" table:formula="of:=IF(ISODD(ROW([.D60]));[.D60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61]));[.D61])" office:value-type="float" office:value="2.31176" calcext:value-type="float">
            <text:p>2.3117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1176" calcext:value-type="float">
            <text:p>2.31176</text:p>
          </table:table-cell>
          <table:table-cell table:number-columns-repeated="2"/>
          <table:table-cell table:style-name="ce2" table:formula="of:=IF(ISODD(ROW([.D62]));[.D62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63]));[.D63])" office:value-type="float" office:value="2.05476" calcext:value-type="float">
            <text:p>2.0547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5476" calcext:value-type="float">
            <text:p>2.05476</text:p>
          </table:table-cell>
          <table:table-cell table:number-columns-repeated="2"/>
          <table:table-cell table:style-name="ce2" table:formula="of:=IF(ISODD(ROW([.D64]));[.D64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65]));[.D65])" office:value-type="float" office:value="1.93234" calcext:value-type="float">
            <text:p>1.9323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234" calcext:value-type="float">
            <text:p>1.93234</text:p>
          </table:table-cell>
          <table:table-cell table:number-columns-repeated="2"/>
          <table:table-cell table:style-name="ce2" table:formula="of:=IF(ISODD(ROW([.D66]));[.D66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67]));[.D67])" office:value-type="float" office:value="2.10968" calcext:value-type="float">
            <text:p>2.1096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0968" calcext:value-type="float">
            <text:p>2.10968</text:p>
          </table:table-cell>
          <table:table-cell table:number-columns-repeated="2"/>
          <table:table-cell table:style-name="ce2" table:formula="of:=IF(ISODD(ROW([.D68]));[.D68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69]));[.D69])" office:value-type="float" office:value="2.04303" calcext:value-type="float">
            <text:p>2.0430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4303" calcext:value-type="float">
            <text:p>2.04303</text:p>
          </table:table-cell>
          <table:table-cell table:number-columns-repeated="2"/>
          <table:table-cell table:style-name="ce2" table:formula="of:=IF(ISODD(ROW([.D70]));[.D70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71]));[.D71])" office:value-type="float" office:value="1.93133" calcext:value-type="float">
            <text:p>1.9313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33" calcext:value-type="float">
            <text:p>1.93133</text:p>
          </table:table-cell>
          <table:table-cell table:number-columns-repeated="2"/>
          <table:table-cell table:style-name="ce2" table:formula="of:=IF(ISODD(ROW([.D72]));[.D72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73]));[.D73])" office:value-type="float" office:value="2.04484" calcext:value-type="float">
            <text:p>2.0448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4484" calcext:value-type="float">
            <text:p>2.04484</text:p>
          </table:table-cell>
          <table:table-cell table:number-columns-repeated="2"/>
          <table:table-cell table:style-name="ce2" table:formula="of:=IF(ISODD(ROW([.D74]));[.D74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75]));[.D75])" office:value-type="float" office:value="1.93124" calcext:value-type="float">
            <text:p>1.9312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24" calcext:value-type="float">
            <text:p>1.93124</text:p>
          </table:table-cell>
          <table:table-cell table:number-columns-repeated="2"/>
          <table:table-cell table:style-name="ce2" table:formula="of:=IF(ISODD(ROW([.D76]));[.D76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77]));[.D77])" office:value-type="float" office:value="1.93192" calcext:value-type="float">
            <text:p>1.9319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92" calcext:value-type="float">
            <text:p>1.93192</text:p>
          </table:table-cell>
          <table:table-cell table:number-columns-repeated="2"/>
          <table:table-cell table:style-name="ce2" table:formula="of:=IF(ISODD(ROW([.D78]));[.D78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79]));[.D79])" office:value-type="float" office:value="2.16527" calcext:value-type="float">
            <text:p>2.1652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6527" calcext:value-type="float">
            <text:p>2.16527</text:p>
          </table:table-cell>
          <table:table-cell table:number-columns-repeated="2"/>
          <table:table-cell table:style-name="ce2" table:formula="of:=IF(ISODD(ROW([.D80]));[.D80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81]));[.D81])" office:value-type="float" office:value="2.06569" calcext:value-type="float">
            <text:p>2.0656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6569" calcext:value-type="float">
            <text:p>2.06569</text:p>
          </table:table-cell>
          <table:table-cell table:number-columns-repeated="2"/>
          <table:table-cell table:style-name="ce2" table:formula="of:=IF(ISODD(ROW([.D82]));[.D82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83]));[.D83])" office:value-type="float" office:value="1.95152" calcext:value-type="float">
            <text:p>1.9515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152" calcext:value-type="float">
            <text:p>1.95152</text:p>
          </table:table-cell>
          <table:table-cell table:number-columns-repeated="2"/>
          <table:table-cell table:style-name="ce2" table:formula="of:=IF(ISODD(ROW([.D84]));[.D84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85]));[.D85])" office:value-type="float" office:value="2.24203" calcext:value-type="float">
            <text:p>2.2420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4203" calcext:value-type="float">
            <text:p>2.24203</text:p>
          </table:table-cell>
          <table:table-cell table:number-columns-repeated="2"/>
          <table:table-cell table:style-name="ce2" table:formula="of:=IF(ISODD(ROW([.D86]));[.D86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87]));[.D87])" office:value-type="float" office:value="2.0686" calcext:value-type="float">
            <text:p>2.068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686" calcext:value-type="float">
            <text:p>2.0686</text:p>
          </table:table-cell>
          <table:table-cell table:number-columns-repeated="2"/>
          <table:table-cell table:style-name="ce2" table:formula="of:=IF(ISODD(ROW([.D88]));[.D88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89]));[.D89])" office:value-type="float" office:value="1.95886" calcext:value-type="float">
            <text:p>1.9588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886" calcext:value-type="float">
            <text:p>1.95886</text:p>
          </table:table-cell>
          <table:table-cell table:number-columns-repeated="2"/>
          <table:table-cell table:style-name="ce2" table:formula="of:=IF(ISODD(ROW([.D90]));[.D90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91]));[.D91])" office:value-type="float" office:value="2.06098" calcext:value-type="float">
            <text:p>2.0609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6098" calcext:value-type="float">
            <text:p>2.06098</text:p>
          </table:table-cell>
          <table:table-cell table:number-columns-repeated="2"/>
          <table:table-cell table:style-name="ce2" table:formula="of:=IF(ISODD(ROW([.D92]));[.D92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93]));[.D93])" office:value-type="float" office:value="1.9584" calcext:value-type="float">
            <text:p>1.958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84" calcext:value-type="float">
            <text:p>1.9584</text:p>
          </table:table-cell>
          <table:table-cell table:number-columns-repeated="2"/>
          <table:table-cell table:style-name="ce2" table:formula="of:=IF(ISODD(ROW([.D94]));[.D94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95]));[.D95])" office:value-type="float" office:value="1.95909" calcext:value-type="float">
            <text:p>1.9590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909" calcext:value-type="float">
            <text:p>1.95909</text:p>
          </table:table-cell>
          <table:table-cell table:number-columns-repeated="2"/>
          <table:table-cell table:style-name="ce2" table:formula="of:=IF(ISODD(ROW([.D96]));[.D96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97]));[.D97])" office:value-type="float" office:value="1.89041" calcext:value-type="float">
            <text:p>1.8904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041" calcext:value-type="float">
            <text:p>1.89041</text:p>
          </table:table-cell>
          <table:table-cell table:number-columns-repeated="2"/>
          <table:table-cell table:style-name="ce2" table:formula="of:=IF(ISODD(ROW([.D98]));[.D98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99]));[.D99])" office:value-type="float" office:value="1.90537" calcext:value-type="float">
            <text:p>1.9053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537" calcext:value-type="float">
            <text:p>1.90537</text:p>
          </table:table-cell>
          <table:table-cell table:number-columns-repeated="2"/>
          <table:table-cell table:style-name="ce2" table:formula="of:=IF(ISODD(ROW([.D100]));[.D100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01]));[.D101])" office:value-type="float" office:value="1.88525" calcext:value-type="float">
            <text:p>1.8852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525" calcext:value-type="float">
            <text:p>1.88525</text:p>
          </table:table-cell>
          <table:table-cell table:number-columns-repeated="2"/>
          <table:table-cell table:style-name="ce2" table:formula="of:=IF(ISODD(ROW([.D102]));[.D102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03]));[.D103])" office:value-type="float" office:value="1.91095" calcext:value-type="float">
            <text:p>1.9109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095" calcext:value-type="float">
            <text:p>1.91095</text:p>
          </table:table-cell>
          <table:table-cell table:number-columns-repeated="2"/>
          <table:table-cell table:style-name="ce2" table:formula="of:=IF(ISODD(ROW([.D104]));[.D104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05]));[.D105])" office:value-type="float" office:value="1.88514" calcext:value-type="float">
            <text:p>1.8851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514" calcext:value-type="float">
            <text:p>1.88514</text:p>
          </table:table-cell>
          <table:table-cell table:number-columns-repeated="2"/>
          <table:table-cell table:style-name="ce2" table:formula="of:=IF(ISODD(ROW([.D106]));[.D106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07]));[.D107])" office:value-type="float" office:value="1.91077" calcext:value-type="float">
            <text:p>1.9107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077" calcext:value-type="float">
            <text:p>1.91077</text:p>
          </table:table-cell>
          <table:table-cell table:number-columns-repeated="2"/>
          <table:table-cell table:style-name="ce2" table:formula="of:=IF(ISODD(ROW([.D108]));[.D108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09]));[.D109])" office:value-type="float" office:value="1.9112" calcext:value-type="float">
            <text:p>1.911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12" calcext:value-type="float">
            <text:p>1.9112</text:p>
          </table:table-cell>
          <table:table-cell table:number-columns-repeated="2"/>
          <table:table-cell table:style-name="ce2" table:formula="of:=IF(ISODD(ROW([.D110]));[.D110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11]));[.D111])" office:value-type="float" office:value="1.896" calcext:value-type="float">
            <text:p>1.89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6" calcext:value-type="float">
            <text:p>1.896</text:p>
          </table:table-cell>
          <table:table-cell table:number-columns-repeated="2"/>
          <table:table-cell table:style-name="ce2" table:formula="of:=IF(ISODD(ROW([.D112]));[.D112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13]));[.D113])" office:value-type="float" office:value="1.90105" calcext:value-type="float">
            <text:p>1.9010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105" calcext:value-type="float">
            <text:p>1.90105</text:p>
          </table:table-cell>
          <table:table-cell table:number-columns-repeated="2"/>
          <table:table-cell table:style-name="ce2" table:formula="of:=IF(ISODD(ROW([.D114]));[.D114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15]));[.D115])" office:value-type="float" office:value="1.90121" calcext:value-type="float">
            <text:p>1.9012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121" calcext:value-type="float">
            <text:p>1.90121</text:p>
          </table:table-cell>
          <table:table-cell table:number-columns-repeated="2"/>
          <table:table-cell table:style-name="ce2" table:formula="of:=IF(ISODD(ROW([.D116]));[.D116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17]));[.D117])" office:value-type="float" office:value="1.90152" calcext:value-type="float">
            <text:p>1.9015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152" calcext:value-type="float">
            <text:p>1.90152</text:p>
          </table:table-cell>
          <table:table-cell table:number-columns-repeated="2"/>
          <table:table-cell table:style-name="ce2" table:formula="of:=IF(ISODD(ROW([.D118]));[.D118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19]));[.D119])" office:value-type="float" office:value="2.05827" calcext:value-type="float">
            <text:p>2.0582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5827" calcext:value-type="float">
            <text:p>2.05827</text:p>
          </table:table-cell>
          <table:table-cell table:number-columns-repeated="2"/>
          <table:table-cell table:style-name="ce2" table:formula="of:=IF(ISODD(ROW([.D120]));[.D120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21]));[.D121])" office:value-type="float" office:value="1.93218" calcext:value-type="float">
            <text:p>1.9321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218" calcext:value-type="float">
            <text:p>1.93218</text:p>
          </table:table-cell>
          <table:table-cell table:number-columns-repeated="2"/>
          <table:table-cell table:style-name="ce2" table:formula="of:=IF(ISODD(ROW([.D122]));[.D122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23]));[.D123])" office:value-type="float" office:value="2.04752" calcext:value-type="float">
            <text:p>2.0475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4752" calcext:value-type="float">
            <text:p>2.04752</text:p>
          </table:table-cell>
          <table:table-cell table:number-columns-repeated="2"/>
          <table:table-cell table:style-name="ce2" table:formula="of:=IF(ISODD(ROW([.D124]));[.D124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25]));[.D125])" office:value-type="float" office:value="1.93119" calcext:value-type="float">
            <text:p>1.9311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19" calcext:value-type="float">
            <text:p>1.93119</text:p>
          </table:table-cell>
          <table:table-cell table:number-columns-repeated="2"/>
          <table:table-cell table:style-name="ce2" table:formula="of:=IF(ISODD(ROW([.D126]));[.D126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27]));[.D127])" office:value-type="float" office:value="2.04943" calcext:value-type="float">
            <text:p>2.0494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4943" calcext:value-type="float">
            <text:p>2.04943</text:p>
          </table:table-cell>
          <table:table-cell table:number-columns-repeated="2"/>
          <table:table-cell table:style-name="ce2" table:formula="of:=IF(ISODD(ROW([.D128]));[.D128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29]));[.D129])" office:value-type="float" office:value="1.93109" calcext:value-type="float">
            <text:p>1.9310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09" calcext:value-type="float">
            <text:p>1.93109</text:p>
          </table:table-cell>
          <table:table-cell table:number-columns-repeated="2"/>
          <table:table-cell table:style-name="ce2" table:formula="of:=IF(ISODD(ROW([.D130]));[.D130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31]));[.D131])" office:value-type="float" office:value="1.93176" calcext:value-type="float">
            <text:p>1.9317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76" calcext:value-type="float">
            <text:p>1.93176</text:p>
          </table:table-cell>
          <table:table-cell table:number-columns-repeated="2"/>
          <table:table-cell table:style-name="ce2" table:formula="of:=IF(ISODD(ROW([.D132]));[.D132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33]));[.D133])" office:value-type="float" office:value="2.07457" calcext:value-type="float">
            <text:p>2.0745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457" calcext:value-type="float">
            <text:p>2.07457</text:p>
          </table:table-cell>
          <table:table-cell table:number-columns-repeated="2"/>
          <table:table-cell table:style-name="ce2" table:formula="of:=IF(ISODD(ROW([.D134]));[.D134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35]));[.D135])" office:value-type="float" office:value="1.95156" calcext:value-type="float">
            <text:p>1.9515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156" calcext:value-type="float">
            <text:p>1.95156</text:p>
          </table:table-cell>
          <table:table-cell table:number-columns-repeated="2"/>
          <table:table-cell table:style-name="ce2" table:formula="of:=IF(ISODD(ROW([.D136]));[.D136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37]));[.D137])" office:value-type="float" office:value="2.07607" calcext:value-type="float">
            <text:p>2.0760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607" calcext:value-type="float">
            <text:p>2.07607</text:p>
          </table:table-cell>
          <table:table-cell table:number-columns-repeated="2"/>
          <table:table-cell table:style-name="ce2" table:formula="of:=IF(ISODD(ROW([.D138]));[.D138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39]));[.D139])" office:value-type="float" office:value="1.9589" calcext:value-type="float">
            <text:p>1.958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89" calcext:value-type="float">
            <text:p>1.9589</text:p>
          </table:table-cell>
          <table:table-cell table:number-columns-repeated="2"/>
          <table:table-cell table:style-name="ce2" table:formula="of:=IF(ISODD(ROW([.D140]));[.D140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41]));[.D141])" office:value-type="float" office:value="2.0685" calcext:value-type="float">
            <text:p>2.068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685" calcext:value-type="float">
            <text:p>2.0685</text:p>
          </table:table-cell>
          <table:table-cell table:number-columns-repeated="2"/>
          <table:table-cell table:style-name="ce2" table:formula="of:=IF(ISODD(ROW([.D142]));[.D142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43]));[.D143])" office:value-type="float" office:value="1.95845" calcext:value-type="float">
            <text:p>1.9584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845" calcext:value-type="float">
            <text:p>1.95845</text:p>
          </table:table-cell>
          <table:table-cell table:number-columns-repeated="2"/>
          <table:table-cell table:style-name="ce2" table:formula="of:=IF(ISODD(ROW([.D144]));[.D144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45]));[.D145])" office:value-type="float" office:value="1.95912" calcext:value-type="float">
            <text:p>1.9591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912" calcext:value-type="float">
            <text:p>1.95912</text:p>
          </table:table-cell>
          <table:table-cell table:number-columns-repeated="2"/>
          <table:table-cell table:style-name="ce2" table:formula="of:=IF(ISODD(ROW([.D146]));[.D146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47]));[.D147])" office:value-type="float" office:value="1.89589" calcext:value-type="float">
            <text:p>1.8958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589" calcext:value-type="float">
            <text:p>1.89589</text:p>
          </table:table-cell>
          <table:table-cell table:number-columns-repeated="2"/>
          <table:table-cell table:style-name="ce2" table:formula="of:=IF(ISODD(ROW([.D148]));[.D148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49]));[.D149])" office:value-type="float" office:value="1.90528" calcext:value-type="float">
            <text:p>1.9052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528" calcext:value-type="float">
            <text:p>1.90528</text:p>
          </table:table-cell>
          <table:table-cell table:number-columns-repeated="2"/>
          <table:table-cell table:style-name="ce2" table:formula="of:=IF(ISODD(ROW([.D150]));[.D150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51]));[.D151])" office:value-type="float" office:value="1.88913" calcext:value-type="float">
            <text:p>1.8891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913" calcext:value-type="float">
            <text:p>1.88913</text:p>
          </table:table-cell>
          <table:table-cell table:number-columns-repeated="2"/>
          <table:table-cell table:style-name="ce2" table:formula="of:=IF(ISODD(ROW([.D152]));[.D152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53]));[.D153])" office:value-type="float" office:value="1.91086" calcext:value-type="float">
            <text:p>1.9108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086" calcext:value-type="float">
            <text:p>1.91086</text:p>
          </table:table-cell>
          <table:table-cell table:number-columns-repeated="2"/>
          <table:table-cell table:style-name="ce2" table:formula="of:=IF(ISODD(ROW([.D154]));[.D154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55]));[.D155])" office:value-type="float" office:value="1.88928" calcext:value-type="float">
            <text:p>1.8892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928" calcext:value-type="float">
            <text:p>1.88928</text:p>
          </table:table-cell>
          <table:table-cell table:number-columns-repeated="2"/>
          <table:table-cell table:style-name="ce2" table:formula="of:=IF(ISODD(ROW([.D156]));[.D156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57]));[.D157])" office:value-type="float" office:value="1.91069" calcext:value-type="float">
            <text:p>1.9106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069" calcext:value-type="float">
            <text:p>1.91069</text:p>
          </table:table-cell>
          <table:table-cell table:number-columns-repeated="2"/>
          <table:table-cell table:style-name="ce2" table:formula="of:=IF(ISODD(ROW([.D158]));[.D158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59]));[.D159])" office:value-type="float" office:value="1.9111" calcext:value-type="float">
            <text:p>1.911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11" calcext:value-type="float">
            <text:p>1.9111</text:p>
          </table:table-cell>
          <table:table-cell table:number-columns-repeated="2"/>
          <table:table-cell table:style-name="ce2" table:formula="of:=IF(ISODD(ROW([.D160]));[.D160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61]));[.D161])" office:value-type="float" office:value="1.89575" calcext:value-type="float">
            <text:p>1.8957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575" calcext:value-type="float">
            <text:p>1.89575</text:p>
          </table:table-cell>
          <table:table-cell table:number-columns-repeated="2"/>
          <table:table-cell table:style-name="ce2" table:formula="of:=IF(ISODD(ROW([.D162]));[.D162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63]));[.D163])" office:value-type="float" office:value="1.90081" calcext:value-type="float">
            <text:p>1.9008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081" calcext:value-type="float">
            <text:p>1.90081</text:p>
          </table:table-cell>
          <table:table-cell table:number-columns-repeated="2"/>
          <table:table-cell table:style-name="ce2" table:formula="of:=IF(ISODD(ROW([.D164]));[.D164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65]));[.D165])" office:value-type="float" office:value="1.90098" calcext:value-type="float">
            <text:p>1.9009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098" calcext:value-type="float">
            <text:p>1.90098</text:p>
          </table:table-cell>
          <table:table-cell table:number-columns-repeated="2"/>
          <table:table-cell table:style-name="ce2" table:formula="of:=IF(ISODD(ROW([.D166]));[.D166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67]));[.D167])" office:value-type="float" office:value="1.90127" calcext:value-type="float">
            <text:p>1.9012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127" calcext:value-type="float">
            <text:p>1.90127</text:p>
          </table:table-cell>
          <table:table-cell table:number-columns-repeated="2"/>
          <table:table-cell table:style-name="ce2" table:formula="of:=IF(ISODD(ROW([.D168]));[.D168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69]));[.D169])" office:value-type="float" office:value="1.93424" calcext:value-type="float">
            <text:p>1.9342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424" calcext:value-type="float">
            <text:p>1.93424</text:p>
          </table:table-cell>
          <table:table-cell table:number-columns-repeated="2"/>
          <table:table-cell table:style-name="ce2" table:formula="of:=IF(ISODD(ROW([.D170]));[.D170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71]));[.D171])" office:value-type="float" office:value="1.93324" calcext:value-type="float">
            <text:p>1.9332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324" calcext:value-type="float">
            <text:p>1.93324</text:p>
          </table:table-cell>
          <table:table-cell table:number-columns-repeated="2"/>
          <table:table-cell table:style-name="ce2" table:formula="of:=IF(ISODD(ROW([.D172]));[.D172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73]));[.D173])" office:value-type="float" office:value="1.93313" calcext:value-type="float">
            <text:p>1.9331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313" calcext:value-type="float">
            <text:p>1.93313</text:p>
          </table:table-cell>
          <table:table-cell table:number-columns-repeated="2"/>
          <table:table-cell table:style-name="ce2" table:formula="of:=IF(ISODD(ROW([.D174]));[.D174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75]));[.D175])" office:value-type="float" office:value="1.93383" calcext:value-type="float">
            <text:p>1.9338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383" calcext:value-type="float">
            <text:p>1.93383</text:p>
          </table:table-cell>
          <table:table-cell table:number-columns-repeated="2"/>
          <table:table-cell table:style-name="ce2" table:formula="of:=IF(ISODD(ROW([.D176]));[.D176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77]));[.D177])" office:value-type="float" office:value="1.95353" calcext:value-type="float">
            <text:p>1.9535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353" calcext:value-type="float">
            <text:p>1.95353</text:p>
          </table:table-cell>
          <table:table-cell table:number-columns-repeated="2"/>
          <table:table-cell table:style-name="ce2" table:formula="of:=IF(ISODD(ROW([.D178]));[.D178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79]));[.D179])" office:value-type="float" office:value="1.96081" calcext:value-type="float">
            <text:p>1.9608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6081" calcext:value-type="float">
            <text:p>1.96081</text:p>
          </table:table-cell>
          <table:table-cell table:number-columns-repeated="2"/>
          <table:table-cell table:style-name="ce2" table:formula="of:=IF(ISODD(ROW([.D180]));[.D180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81]));[.D181])" office:value-type="float" office:value="1.96035" calcext:value-type="float">
            <text:p>1.9603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6035" calcext:value-type="float">
            <text:p>1.96035</text:p>
          </table:table-cell>
          <table:table-cell table:number-columns-repeated="2"/>
          <table:table-cell table:style-name="ce2" table:formula="of:=IF(ISODD(ROW([.D182]));[.D182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83]));[.D183])" office:value-type="float" office:value="1.96106" calcext:value-type="float">
            <text:p>1.9610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6106" calcext:value-type="float">
            <text:p>1.96106</text:p>
          </table:table-cell>
          <table:table-cell table:number-columns-repeated="2"/>
          <table:table-cell table:style-name="ce2" table:formula="of:=IF(ISODD(ROW([.D184]));[.D184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85]));[.D185])" office:value-type="float" office:value="1.90735" calcext:value-type="float">
            <text:p>1.9073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735" calcext:value-type="float">
            <text:p>1.90735</text:p>
          </table:table-cell>
          <table:table-cell table:number-columns-repeated="2"/>
          <table:table-cell table:style-name="ce2" table:formula="of:=IF(ISODD(ROW([.D186]));[.D186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87]));[.D187])" office:value-type="float" office:value="1.91288" calcext:value-type="float">
            <text:p>1.9128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288" calcext:value-type="float">
            <text:p>1.91288</text:p>
          </table:table-cell>
          <table:table-cell table:number-columns-repeated="2"/>
          <table:table-cell table:style-name="ce2" table:formula="of:=IF(ISODD(ROW([.D188]));[.D188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89]));[.D189])" office:value-type="float" office:value="1.91269" calcext:value-type="float">
            <text:p>1.9126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269" calcext:value-type="float">
            <text:p>1.91269</text:p>
          </table:table-cell>
          <table:table-cell table:number-columns-repeated="2"/>
          <table:table-cell table:style-name="ce2" table:formula="of:=IF(ISODD(ROW([.D190]));[.D190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91]));[.D191])" office:value-type="float" office:value="1.91314" calcext:value-type="float">
            <text:p>1.9131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314" calcext:value-type="float">
            <text:p>1.91314</text:p>
          </table:table-cell>
          <table:table-cell table:number-columns-repeated="2"/>
          <table:table-cell table:style-name="ce2" table:formula="of:=IF(ISODD(ROW([.D192]));[.D192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93]));[.D193])" office:value-type="float" office:value="1.8979" calcext:value-type="float">
            <text:p>1.897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79" calcext:value-type="float">
            <text:p>1.8979</text:p>
          </table:table-cell>
          <table:table-cell table:number-columns-repeated="2"/>
          <table:table-cell table:style-name="ce2" table:formula="of:=IF(ISODD(ROW([.D194]));[.D194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95]));[.D195])" office:value-type="float" office:value="1.90291" calcext:value-type="float">
            <text:p>1.9029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291" calcext:value-type="float">
            <text:p>1.90291</text:p>
          </table:table-cell>
          <table:table-cell table:number-columns-repeated="2"/>
          <table:table-cell table:style-name="ce2" table:formula="of:=IF(ISODD(ROW([.D196]));[.D196])" office:value-type="boolean" office:boolean-value="false" calcext:value-type="boolean">
            <text:p>FALSE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97]));[.D197])" office:value-type="float" office:value="1.90306" calcext:value-type="float">
            <text:p>1.9030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306" calcext:value-type="float">
            <text:p>1.90306</text:p>
          </table:table-cell>
          <table:table-cell table:number-columns-repeated="2"/>
          <table:table-cell table:style-name="ce2" table:formula="of:=IF(ISODD(ROW([.D198]));[.D198])" office:value-type="boolean" office:boolean-value="false" calcext:value-type="boolean">
            <text:p>FALSE</text:p>
          </table:table-cell>
          <table:table-cell table:number-columns-repeated="11"/>
        </table:table-row>
      </table:table>
      <table:table table:name="res4=1_cleaned" table:style-name="ta1">
        <office:forms form:automatic-focus="false" form:apply-design-mode="false"/>
        <table:table-column table:style-name="co15" table:number-columns-repeated="7" table:default-cell-style-name="Default"/>
        <table:table-row table:style-name="ro1">
          <table:table-cell office:value-type="string" calcext:value-type="string">
            <text:p>jpi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i3</text:p>
          </table:table-cell>
          <table:table-cell office:value-type="string" calcext:value-type="string">
            <text:p>jpi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X^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8514" calcext:value-type="float">
            <text:p>1.88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8525" calcext:value-type="float">
            <text:p>1.885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8913" calcext:value-type="float">
            <text:p>1.8891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8928" calcext:value-type="float">
            <text:p>1.88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041" calcext:value-type="float">
            <text:p>1.89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575" calcext:value-type="float">
            <text:p>1.89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589" calcext:value-type="float">
            <text:p>1.895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6" calcext:value-type="float">
            <text:p>1.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79" calcext:value-type="float">
            <text:p>1.89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09" calcext:value-type="float">
            <text:p>1.89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17" calcext:value-type="float">
            <text:p>1.8981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68" calcext:value-type="float">
            <text:p>1.89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89" calcext:value-type="float">
            <text:p>1.898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081" calcext:value-type="float">
            <text:p>1.900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098" calcext:value-type="float">
            <text:p>1.900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05" calcext:value-type="float">
            <text:p>1.90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21" calcext:value-type="float">
            <text:p>1.9012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27" calcext:value-type="float">
            <text:p>1.9012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52" calcext:value-type="float">
            <text:p>1.90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291" calcext:value-type="float">
            <text:p>1.90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306" calcext:value-type="float">
            <text:p>1.90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528" calcext:value-type="float">
            <text:p>1.90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537" calcext:value-type="float">
            <text:p>1.9053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27" calcext:value-type="float">
            <text:p>1.90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35" calcext:value-type="float">
            <text:p>1.90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51" calcext:value-type="float">
            <text:p>1.907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89" calcext:value-type="float">
            <text:p>1.90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828" calcext:value-type="float">
            <text:p>1.90828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069" calcext:value-type="float">
            <text:p>1.9106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077" calcext:value-type="float">
            <text:p>1.91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086" calcext:value-type="float">
            <text:p>1.910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095" calcext:value-type="float">
            <text:p>1.910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11" calcext:value-type="float">
            <text:p>1.9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12" calcext:value-type="float">
            <text:p>1.91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1254" calcext:value-type="float">
            <text:p>1.9125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269" calcext:value-type="float">
            <text:p>1.91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288" calcext:value-type="float">
            <text:p>1.912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314" calcext:value-type="float">
            <text:p>1.913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1402" calcext:value-type="float">
            <text:p>1.914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1998" calcext:value-type="float">
            <text:p>1.91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09" calcext:value-type="float">
            <text:p>1.93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19" calcext:value-type="float">
            <text:p>1.931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24" calcext:value-type="float">
            <text:p>1.93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33" calcext:value-type="float">
            <text:p>1.93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76" calcext:value-type="float">
            <text:p>1.931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92" calcext:value-type="float">
            <text:p>1.9319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218" calcext:value-type="float">
            <text:p>1.932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234" calcext:value-type="float">
            <text:p>1.932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13" calcext:value-type="float">
            <text:p>1.93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24" calcext:value-type="float">
            <text:p>1.933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83" calcext:value-type="float">
            <text:p>1.93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03" calcext:value-type="float">
            <text:p>1.93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14" calcext:value-type="float">
            <text:p>1.934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24" calcext:value-type="float">
            <text:p>1.934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72" calcext:value-type="float">
            <text:p>1.9347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514" calcext:value-type="float">
            <text:p>1.93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152" calcext:value-type="float">
            <text:p>1.95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156" calcext:value-type="float">
            <text:p>1.95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43" calcext:value-type="float">
            <text:p>1.953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53" calcext:value-type="float">
            <text:p>1.9535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94" calcext:value-type="float">
            <text:p>1.953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43" calcext:value-type="float">
            <text:p>1.9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452" calcext:value-type="float">
            <text:p>1.95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4" calcext:value-type="float">
            <text:p>1.95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45" calcext:value-type="float">
            <text:p>1.95845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86" calcext:value-type="float">
            <text:p>1.9588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9" calcext:value-type="float">
            <text:p>1.95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909" calcext:value-type="float">
            <text:p>1.959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912" calcext:value-type="float">
            <text:p>1.959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035" calcext:value-type="float">
            <text:p>1.9603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081" calcext:value-type="float">
            <text:p>1.960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106" calcext:value-type="float">
            <text:p>1.96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303" calcext:value-type="float">
            <text:p>2.043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484" calcext:value-type="float">
            <text:p>2.04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752" calcext:value-type="float">
            <text:p>2.04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943" calcext:value-type="float">
            <text:p>2.049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5476" calcext:value-type="float">
            <text:p>2.0547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5827" calcext:value-type="float">
            <text:p>2.058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098" calcext:value-type="float">
            <text:p>2.06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569" calcext:value-type="float">
            <text:p>2.06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85" calcext:value-type="float">
            <text:p>2.0685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86" calcext:value-type="float">
            <text:p>2.0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165" calcext:value-type="float">
            <text:p>2.071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225" calcext:value-type="float">
            <text:p>2.07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457" calcext:value-type="float">
            <text:p>2.0745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607" calcext:value-type="float">
            <text:p>2.0760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8202" calcext:value-type="float">
            <text:p>2.08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8434" calcext:value-type="float">
            <text:p>2.0843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9342" calcext:value-type="float">
            <text:p>2.09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9771" calcext:value-type="float">
            <text:p>2.097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968" calcext:value-type="float">
            <text:p>2.109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814" calcext:value-type="float">
            <text:p>2.13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527" calcext:value-type="float">
            <text:p>2.16527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203" calcext:value-type="float">
            <text:p>2.24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851" calcext:value-type="float">
            <text:p>2.2885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091" calcext:value-type="float">
            <text:p>2.310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176" calcext:value-type="float">
            <text:p>2.311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797" calcext:value-type="float">
            <text:p>2.36797</text:p>
          </table:table-cell>
        </table:table-row>
      </table:table>
      <table:named-expressions/>
      <table:database-ranges>
        <table:database-range table:name="__Anonymous_Sheet_DB__0" table:target-range-address="'res4=1_outputs'.H1:'res4=1_outputs'.H1048576" table:display-filter-buttons="true"/>
        <table:database-range table:name="__Anonymous_Sheet_DB__1" table:target-range-address="'res4=1_cleaned'.A1:'res4=1_cleaned'.G99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6">00/00/0000</text:date>, <text:time style:data-style-name="N2" text:time-value="15:13:34.791537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6T15:31:57.477327216</dc:date>
    <meta:editing-duration>PT18M32S</meta:editing-duration>
    <meta:editing-cycles>5</meta:editing-cycles>
    <meta:generator>LibreOffice/5.2.7.2$Linux_X86_64 LibreOffice_project/20m0$Build-2</meta:generator>
    <meta:document-statistic meta:table-count="2" meta:cell-count="2070" meta:object-count="0"/>
  </office:meta>
</office:document-meta>
</file>